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0ClientRecord" table:style-name="ta1">
        <table:shapes>
          <draw:frame draw:z-index="0" draw:style-name="gr1" draw:text-style-name="P1" svg:width="1560.5pt" svg:height="636.15pt" svg:x="0pt" svg:y="0pt">
            <draw:object draw:notify-on-update-of-ranges="50ClientRecord.C1:50ClientRecord.C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31:01.963302845</dc:date>
    <meta:editing-duration>PT1M5S</meta:editing-duration>
    <meta:editing-cycles>1</meta:editing-cycles>
    <meta:document-statistic meta:table-count="1" meta:cell-count="38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052cm" svg:height="22.443cm" xlink:href=".." xlink:type="simple" chart:class="chart:line" chart:style-name="ch1">
        <chart:legend chart:legend-position="end" svg:x="52.2cm" svg:y="10.922cm" style:legend-expansion="high" chart:style-name="ch2"/>
        <chart:plot-area chart:style-name="ch3" table:cell-range-address="50ClientRecord.C1:50ClientRecord.C99" svg:x="1.101cm" svg:y="0.448cm" svg:width="49.998cm" svg:height="21.547cm">
          <chartooo:coordinate-region svg:x="1.722cm" svg:y="0.647cm" svg:width="49.004cm" svg:height="20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ClientRecord.C1:50ClientRecord.C99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0ClientRecord.C1:50ClientRecord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